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ax483-SO8/DIP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ax48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aximIC RS-485 Transceiver with SO8/DIP8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maximintegrated.com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r. miloh alexand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RO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oe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_RE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DI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7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6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A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3" table:number-columns-repeated="249"/>
        </table:table-row>
        <table:table-row table:style-name="ro3" table:number-rows-repeated="8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62:Tabelle1.G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0:32:50.0381250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6-04-10T19:33:07</meta:creation-date>
    <dc:date>2014-06-26T10:35:25.397217700</dc:date>
    <dc:language>de-DE</dc:language>
    <meta:editing-cycles>9</meta:editing-cycles>
    <meta:editing-duration>PT30M38S</meta:editing-duration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